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222in" loext:contextual-spacing="false" fo:line-height="100%"/>
    </style:style>
    <style:style style:name="P4" style:family="paragraph" style:parent-style-name="Standard">
      <style:paragraph-properties fo:margin-top="0in" fo:margin-bottom="0.222in" loext:contextual-spacing="false"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master-page-name="Standard">
      <style:paragraph-properties fo:text-align="center" style:justify-single-word="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uman Subjects Consent Documentation (25 June 2019)</text:span></text:p>
      <text:p text:style-name="P2"><text:span text:style-name="T1"><text:tab/>You are invited to participate in an ongoing research study investigating the factors that influence how people communicate in-person and over video-chat, instant messaging, or through video-games. The research is being carried out under the supervision of Alan Kawamoto, a faculty member in the Psychology Department at the University of California at Santa Cruz. <text:s/></text:span></text:p>
      <text:p text:style-name="P2"><text:span text:style-name="T1"><text:tab/>The experiment will be carried out in this laboratory under the Psychology Department at UC Santa Cruz and conducted by an undergraduate Research Assistant (RA). All the RAs have attended a short training session sponsored by the Psychology Dept. and have undergone detailed instruction on how to carry out the experiment. In the experiment, you will play a video-game or view media with another person. You will be able to communicate with the other person through video, audio, or through the game. Your video and audio will be presented live to the other participant and to the RAs. We will be digitizing and storing your mouse and keyboard responses, and recording your audio and video during the experimental session. Videos will be recorded using a webcam attached to the bottom or top of the computer, and verbal response will be recorded using a headset microphone. Your participation will be restricted to 1 experimental session lasting between 30 and 60 minutes. </text:span></text:p>
      <text:p text:style-name="P2"><text:span text:style-name="T1"><text:tab/>All raw and coded data, including video and audio recordings, will be identified only by a 3-character code, and only viewed by trained lab members (although we cannot guarantee confidentiality against legal process, including subpoena, but it will be protected to the full extent of the law). Raw data will not be made public without your consent; only numerical statistics based on coded data will be reported. <text:s/>This data will be stored on a secure server for a minimum of 5 years (longer if further analyses are carried out). <text:s/>Following the experiment, you will be asked to fill out a short questionnaire. <text:s/>You have the right to refuse to answer any of the questions.</text:span></text:p>
      <text:p text:style-name="P2"><text:bookmark text:name="_gjdgxs"/><text:span text:style-name="T1"><text:tab/>Your participation is voluntary, and you are free to refuse participation or to discontinue your participation at any time without penalty or loss of benefits. <text:s/>If you have any questions about the research, any injury sustained during the experiment, or your rights as a subject, you may contact Alan Kawamoto (</text:span><text:a xlink:type="simple" xlink:href="mailto:ahk@ucsc.edu" text:style-name="ListLabel_20_1" text:visited-style-name="ListLabel_20_1"><text:span text:style-name="T2">ahk@ucsc.edu</text:span></text:a><text:span text:style-name="T1">), or email the Committee overseeing research involving human subjects at UCSC, the Institutional Review Board, at </text:span><text:a xlink:type="simple" xlink:href="mailto:orca@ucsc.edu" text:style-name="ListLabel_20_1" text:visited-style-name="ListLabel_20_1"><text:span text:style-name="T2">orca@ucsc.edu</text:span></text:a><text:span text:style-name="T1">.</text:span></text:p>
      <text:p text:style-name="P1"/>
      <text:p text:style-name="P3"><text:span text:style-name="T1">Name (please print and date): ______________________________Date:___________________</text:span></text:p>
      <text:p text:style-name="P3"><text:span text:style-name="T1">I consent to participate in this research study (please sign): ______________________________</text:span></text:p>
      <text:p text:style-name="P3"><text:span text:style-name="T1">I consent to be recorded (please sign): _______________________________________________</text:span></text:p>
      <text:p text:style-name="P3"><text:span text:style-name="T1">I consent that data gathered from these recordings can be used for written or oral presentation of this research (please sign): ____________________________________.</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563c1"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50" meta:character-count="2945" meta:non-whitespace-character-count="2493"/>
    <meta:generator>LibreOfficeDev/6.0.5.2$Linux_X86_64 LibreOffice_project/</meta:generator>
  </office:meta>
</office:document-meta>
</file>